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RST_26_FOLLOW" style:display-name="FIRST&amp;FOLLOW" style:family="table">
      <style:table-properties style:width="7.2701in" table:align="margins"/>
    </style:style>
    <style:style style:name="FIRST_26_FOLLOW.A" style:display-name="FIRST&amp;FOLLOW.A" style:family="table-column">
      <style:table-column-properties style:column-width="2.4236in" style:rel-column-width="21845*"/>
    </style:style>
    <style:style style:name="FIRST_26_FOLLOW.A1" style:display-name="FIRST&amp;FOLLOW.A1" style:family="table-cell">
      <style:table-cell-properties fo:padding="0.0382in" fo:border-left="0.05pt solid #000000" fo:border-right="none" fo:border-top="0.05pt solid #000000" fo:border-bottom="0.05pt solid #000000"/>
    </style:style>
    <style:style style:name="FIRST_26_FOLLOW.C1" style:display-name="FIRST&amp;FOLLOW.C1" style:family="table-cell">
      <style:table-cell-properties fo:padding="0.0382in" fo:border="0.05pt solid #000000"/>
    </style:style>
    <style:style style:name="FIRST_26_FOLLOW.A2" style:display-name="FIRST&amp;FOLLOW.A2" style:family="table-cell">
      <style:table-cell-properties fo:padding="0.0382in" fo:border-left="0.05pt solid #000000" fo:border-right="none" fo:border-top="none" fo:border-bottom="0.05pt solid #000000"/>
    </style:style>
    <style:style style:name="FIRST_26_FOLLOW.C2" style:display-name="FIRST&amp;FOLLOW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Mono" fo:font-size="13pt" fo:font-weight="bold" officeooo:rsid="001f437d" officeooo:paragraph-rsid="001f437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DejaVu Sans Mono" fo:font-size="13pt" fo:font-weight="bold" officeooo:rsid="001f437d" officeooo:paragraph-rsid="001f437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f437d" officeooo:paragraph-rsid="001f43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1fe537" officeooo:paragraph-rsid="001fe5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2pt" fo:font-weight="normal" officeooo:rsid="0021832f" officeooo:paragraph-rsid="0021832f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Mono" fo:font-size="12pt" officeooo:rsid="001fe537" officeooo:paragraph-rsid="001fe53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Mono" fo:font-size="12pt" officeooo:rsid="001fe537" officeooo:paragraph-rsid="0021832f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2pt" officeooo:rsid="001fe537" officeooo:paragraph-rsid="001fe53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№2 </text:p>
      <text:p text:style-name="P1">(ручное построение нисходящих парсеров)</text:p>
      <text:p text:style-name="P1">Коваников Дмитрий, гр. 3538</text:p>
      <text:p text:style-name="P1">Вариант 3: Арифметические выражения в постфиксной записи</text:p>
      <text:p text:style-name="P2"/>
      <text:p text:style-name="P3">Грамматика выражений в постиксной записи:</text:p>
      <text:p text:style-name="P3"/>
      <text:p text:style-name="P3">POSTFIX -&gt; n AUX | eps</text:p>
      <text:p text:style-name="P3">AUX -&gt; n AUX SIGN AUX | eps</text:p>
      <text:p text:style-name="P3">SIGN -&gt; '+' | '-' | '*' </text:p>
      <text:p text:style-name="P3"/>
      <text:p text:style-name="P3">eps : пустая строка</text:p>
      <text:p text:style-name="P3">n : -?[0-9]+</text:p>
      <text:p text:style-name="P4">$ : конец строки</text:p>
      <text:p text:style-name="P3"/>
      <text:p text:style-name="P3">Описание грамматики: выражения в постфиксной записи имеют вид</text:p>
      <text:p text:style-name="P3">n (n^i [+-*]^i)^k, где i &gt; 1, k &gt;= 0</text:p>
      <text:p text:style-name="P3"/>
      <text:p text:style-name="P4">Грамматика не содержит левой рекурсии и правого ветвления.</text:p>
      <text:p text:style-name="P4"/>
      <table:table table:name="FIRST&amp;FOLLOW" table:style-name="FIRST_26_FOLLOW">
        <table:table-column table:style-name="FIRST_26_FOLLOW.A" table:number-columns-repeated="3"/>
        <table:table-row>
          <table:table-cell table:style-name="FIRST_26_FOLLOW.A1" office:value-type="string">
            <text:p text:style-name="P8">Правило</text:p>
          </table:table-cell>
          <table:table-cell table:style-name="FIRST_26_FOLLOW.A1" office:value-type="string">
            <text:p text:style-name="P8">FIRST</text:p>
          </table:table-cell>
          <table:table-cell table:style-name="FIRST_26_FOLLOW.C1" office:value-type="string">
            <text:p text:style-name="P8">FOLLOW</text:p>
          </table:table-cell>
        </table:table-row>
        <table:table-row>
          <table:table-cell table:style-name="FIRST_26_FOLLOW.A2" office:value-type="string">
            <text:p text:style-name="P6">POSTFIX</text:p>
          </table:table-cell>
          <table:table-cell table:style-name="FIRST_26_FOLLOW.A2" office:value-type="string">
            <text:p text:style-name="P6">{n, eps}</text:p>
          </table:table-cell>
          <table:table-cell table:style-name="FIRST_26_FOLLOW.C2" office:value-type="string">
            <text:p text:style-name="P6">{$}</text:p>
          </table:table-cell>
        </table:table-row>
        <table:table-row>
          <table:table-cell table:style-name="FIRST_26_FOLLOW.A2" office:value-type="string">
            <text:p text:style-name="P6">AUX</text:p>
          </table:table-cell>
          <table:table-cell table:style-name="FIRST_26_FOLLOW.A2" office:value-type="string">
            <text:p text:style-name="P6">{n, eps}</text:p>
          </table:table-cell>
          <table:table-cell table:style-name="FIRST_26_FOLLOW.C2" office:value-type="string">
            <text:p text:style-name="P7">{$, '+', '-', '*'}</text:p>
          </table:table-cell>
        </table:table-row>
        <table:table-row>
          <table:table-cell table:style-name="FIRST_26_FOLLOW.A2" office:value-type="string">
            <text:p text:style-name="P6">SIGN</text:p>
          </table:table-cell>
          <table:table-cell table:style-name="FIRST_26_FOLLOW.A2" office:value-type="string">
            <text:p text:style-name="P6">{'+', '-', '*'}</text:p>
          </table:table-cell>
          <table:table-cell table:style-name="FIRST_26_FOLLOW.C2" office:value-type="string">
            <text:p text:style-name="P7">{$, '+', '-', '*'}</text:p>
          </table:table-cell>
        </table:table-row>
      </table:table>
      <text:p text:style-name="P4"/>
      <text:p text:style-name="P5">Тесты находятся в пакете сom.kovanikov.checker.ParserTest</text:p>
      <text:p text:style-name="P5">Для всех правильных тестов были построены деревья разбора, чтобы убедиться в их правильности (хотя на корректность можно было бы проверять с помощью ANTL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K</meta:initial-creator>
    <meta:creation-date>2014-06-17T19:32:15.676830990</meta:creation-date>
    <dc:date>2014-06-17T20:11:57.032961158</dc:date>
    <dc:creator>Dmitry K</dc:creator>
    <meta:editing-duration>PT9M19S</meta:editing-duration>
    <meta:editing-cycles>1</meta:editing-cycles>
    <meta:document-statistic meta:table-count="1" meta:image-count="0" meta:object-count="0" meta:page-count="1" meta:paragraph-count="28" meta:word-count="133" meta:character-count="785" meta:non-whitespace-character-count="678"/>
    <meta:generator>LibreOffice/4.1.3.2$Linux_X86_64 LibreOffice_project/410m0$Build-2</meta:generator>
  </office:meta>
</office:document-meta>
</file>